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language="es" fo:country="ES" fo:font-weight="bold" officeooo:rsid="001dd4f6" officeooo:paragraph-rsid="001dd4f6" style:font-size-asian="18pt" style:font-weight-asian="bold" style:font-size-complex="18pt" style:font-weight-complex="bold"/>
    </style:style>
    <style:style style:name="P2" style:family="paragraph" style:parent-style-name="Standard">
      <style:text-properties fo:font-size="18pt" fo:language="es" fo:country="ES" fo:font-weight="bold" officeooo:rsid="00210805" officeooo:paragraph-rsid="00210805" style:font-size-asian="18pt" style:font-weight-asian="bold" style:font-size-complex="18pt" style:font-weight-complex="bold"/>
    </style:style>
    <style:style style:name="P3" style:family="paragraph" style:parent-style-name="Standard" style:list-style-name="L2">
      <style:text-properties fo:language="es" fo:country="ES" officeooo:rsid="001dd4f6" officeooo:paragraph-rsid="001dd4f6"/>
    </style:style>
    <style:style style:name="P4" style:family="paragraph" style:parent-style-name="Standard" style:list-style-name="L2">
      <style:text-properties fo:language="es" fo:country="ES" officeooo:rsid="001e0532" officeooo:paragraph-rsid="001e0532"/>
    </style:style>
    <style:style style:name="P5" style:family="paragraph" style:parent-style-name="Standard" style:list-style-name="L2">
      <style:text-properties fo:language="es" fo:country="ES" officeooo:rsid="001e0532" officeooo:paragraph-rsid="001ff2c2"/>
    </style:style>
    <style:style style:name="P6" style:family="paragraph" style:parent-style-name="Standard" style:list-style-name="L2">
      <style:text-properties fo:language="es" fo:country="ES" officeooo:rsid="001e0532" officeooo:paragraph-rsid="0021d7c5"/>
    </style:style>
    <style:style style:name="P7" style:family="paragraph" style:parent-style-name="Standard" style:list-style-name="L2">
      <style:text-properties fo:language="es" fo:country="ES" officeooo:rsid="001ff2c2" officeooo:paragraph-rsid="001ff2c2"/>
    </style:style>
    <style:style style:name="T1" style:family="text">
      <style:text-properties officeooo:rsid="001ff2c2"/>
    </style:style>
    <style:style style:name="T2" style:family="text">
      <style:text-properties officeooo:rsid="0021d7c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o de cambios mobileTestApp</text:p>
      <text:p text:style-name="P2">Agosto 26 de 2014</text:p>
      <text:list xml:id="list8212098183059777954" text:style-name="L2">
        <text:list-item>
          <text:p text:style-name="P3">Página principal, sigue como de costumbre, se requiere el numero de IMEI, la información del equipo es totalmente opcional, de preferencia elegir el tipo de evaluación a realizar, con el propósito de una correcta valoración.</text:p>
        </text:list-item>
        <text:list-item>
          <text:p text:style-name="P3">La página de test donde se realizan las pruebas, ahora posee un comportamiento acorde a los requerimientos acordados.</text:p>
          <text:list>
            <text:list-item>
              <text:p text:style-name="P3">Permite hacer la prueba un máximo de 3 veces, si a la tercera vez no se completan todas las pruebas se deshabilita el botón de envío y se coloca el color de la página en rojo</text:p>
            </text:list-item>
            <text:list-item>
              <text:p text:style-name="P3">Al presionar “Enviar prueba” se detiene el tiempo de conteo, hasta que se presione en reset, el envío de la prueba imposibilita reanudar la prueba en ese momento, en su lugar se puede presionar “reset” para tomar la prueba contando como una prueba mas.</text:p>
            </text:list-item>
            <text:list-item>
              <text:p text:style-name="P3">Si las pruebas se completan con éxito, el color de la página se cambia a amarillo, y el texto del botón “reset” se cambia a “Siguiente prueba” lo cual habilita la siguiente página de la evaluación al momento de hacer clic en el ya mencionado botón, esta prueba es el “screen test” que verifica que el touch sirva en todos los puntos de la pantalla.</text:p>
            </text:list-item>
            <text:list-item>
              <text:p text:style-name="P3">El botón “enviar prueba” se deshabilita al enviar una prueba y se vuelve a habilitar en el momento de presionar el botón “reset”</text:p>
            </text:list-item>
          </text:list>
        </text:list-item>
        <text:list-item>
          <text:p text:style-name="P4">Se agrego una nueva página para testear que el touch funcione correctamente, esta pantalla solo se habilita después de haber pasado el set de pruebas básicas.</text:p>
          <text:list>
            <text:list-item>
              <text:p text:style-name="P6">Para iniciar esta prueba, debe habilitar el modo de pantalla completa, de otro modo, no podrá recorrer el espacio establecido en la pantalla (coordenadas [0 <text:span text:style-name="T2">±</text:span> 25,0 <text:span text:style-name="T2">±</text:span> 25]-[largo de pantalla, ancho de pantalla]) </text:p>
            </text:list-item>
            <text:list-item>
              <text:p text:style-name="P5">El test requiere que se deslice el puntero desde el extremo superior <text:span text:style-name="T1">izquierdo</text:span> de la pantalla hasta el extremo inferior derecho, <text:span text:style-name="T1">sin interrupción alguna.</text:span></text:p>
            </text:list-item>
            <text:list-item>
              <text:p text:style-name="P7">Si el sistema detecta que se levanto el puntero antes de llegar a la zona inferior derecha, entonces el color de fondo de la página se colocará en rojo</text:p>
            </text:list-item>
            <text:list-item>
              <text:p text:style-name="P7">Si el puntero llega hasta la zona inferior derecha sin detectar interrupciones, entonces reportará la prueba como exitosa y acabará el proces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7:24:50.640323878</meta:creation-date>
    <dc:date>2014-08-26T18:04:47.949560814</dc:date>
    <meta:editing-duration>PT9M26S</meta:editing-duration>
    <meta:editing-cycles>3</meta:editing-cycles>
    <meta:generator>LibreOffice/4.2.4.2$Linux_X86_64 LibreOffice_project/420m0$Build-2</meta:generator>
    <meta:document-statistic meta:table-count="0" meta:image-count="0" meta:object-count="0" meta:page-count="1" meta:paragraph-count="13" meta:word-count="375" meta:character-count="2119" meta:non-whitespace-character-count="1767"/>
  </office:meta>
</office:document-meta>
</file>